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. Felsentha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18, 1896</text:p>
      <text:p text:style-name="P6">Month<text:tab/><text:tab/><text:tab/><text:tab/><text:tab/><text:tab/>October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Chicago</text:p>
      <text:p text:style-name="P6">State<text:tab/><text:tab/><text:tab/><text:tab/><text:tab/><text:tab/>IL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From B. F., 450 W. Randolph St., Chicago./</text:p>
      <text:p text:style-name="P2"/>
      <text:p text:style-name="P2">Dr. S. Morais,/</text:p>
      <text:p text:style-name="P2"><text:tab/>Rabbi/</text:p>
      <text:p text:style-name="P2">546 N. 5th St./</text:p>
      <text:p text:style-name="P3">Philadelphia, Pa.<text:span text:style-name="T2">/</text:span></text:p>
      <text:p text:style-name="P4"><text:span text:style-name="T2"/></text:p>
      <text:p text:style-name="P4"><text:span text:style-name="T2">[Page 1]</text:span></text:p>
      <text:p text:style-name="P3"><text:span text:style-name="T2">450 W. Randolph St./</text:span></text:p>
      <text:p text:style-name="P3"><text:span text:style-name="T2">Chicago, October 18. 1896/</text:span></text:p>
      <text:p text:style-name="P4"><text:span text:style-name="T2">Dear Dr. Morais, [Hebrew]!/</text:span></text:p>
      <text:p text:style-name="P4"><text:span text:style-name="T2"><text:tab/>For a twofold purpose I am writing these lines/ to you, my esteemed and venerated friend Dr. Morais,--/ first, to express my joy at your regaining your health/ and strength [Hebrew], and secondly, </text:span><text:soft-page-break/><text:span text:style-name="T2">to thank you/ for the copy of the Fifth Biennial Report of the J. Th. S. A./ which you were so kind to mail to me./</text:span></text:p>
      <text:p text:style-name="P4"><text:span text:style-name="T2"><text:tab/>As to your health,--may God bless you, so that/ you may maintain it, may grow in it, and retain it/ undisturbed [Hebrew]./</text:span></text:p>
      <text:p text:style-name="P4"><text:span text:style-name="T2"><text:tab/>And as to the Report,--I value it highly, particularly/ on account of the appendix. <text:s/>Though Luzzatto's Prolegomena/ to a Grammar of the Hebrew Languages is one of the/ earlier literary productions of the great Padovan scholar,/ yet the book is still full of solid information and still highly/ suggestive, so that even the student of to-day will with profit/ read the book and ponder over it. <text:s/>You therefore have certainly/ earned the thanks of all friends of the Science of Hebrew Grammar/</text:span></text:p>
      <text:p text:style-name="P4"><text:span text:style-name="T2"/></text:p>
      <text:p text:style-name="P4"><text:span text:style-name="T2">[Page 2]</text:span></text:p>
      <text:p text:style-name="P4"><text:span text:style-name="T2">in the English speaking countries for your translating/ the book into the English. <text:s/>An earnest student will easily/ complement the book by taking notice of what has been/ done in the field of Hebrew Grammar since 1836,--the year/ in which C. published his Prolegomeni./</text:span></text:p>
      <text:p text:style-name="P4"><text:span text:style-name="T2"><text:tab/>Many of our American "Rabbis", many of those in/ our country who occupy rabbinical positions, are, alas!/ extremely deficient in their knowledge of the Hebrew in/ general and of Hebrew Grammar especially. <text:s/>I know many/ of them who have not the faintest idea what the words [Hebrew] or/ [Hebrew], [Hebrew] or [Hebrew] mean,--and should such/ "Rabbis" not set themselves gladly at the feet of men/ like Luzzatto and learn from them?/</text:span></text:p>
      <text:p text:style-name="P4"><text:span text:style-name="T2"><text:tab/>But let me conclude, dear Dr. Morais. <text:s/>I/ again say, May God bless you!/ <text:s/>Yours devotedly/ B. Fels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39:04.86</meta:creation-date>
    <meta:document-statistic meta:table-count="0" meta:image-count="0" meta:object-count="0" meta:page-count="3" meta:paragraph-count="77" meta:word-count="502" meta:character-count="3195"/>
    <dc:date>2012-01-05T15:46:50.78</dc:date>
    <dc:creator>Penn Libraries</dc:creator>
    <meta:editing-duration>PT00H07M46S</meta:editing-duration>
    <meta:editing-cycles>1</meta:editing-cycles>
    <meta:generator>OpenOffice.org/3.2$Win32 OpenOffice.org_project/320m12$Build-9483</meta:generator>
  </office:meta>
</office:document-meta>
</file>